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1.2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7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0.75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25cm" svg:height="0.25cm" svg:x="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cm" svg:height="0.25cm" svg:x="9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cm" svg:height="0.25cm" svg:x="11.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cm" svg:height="0.25cm" svg:x="10.2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cm" svg:height="0.25cm" svg:x="8.5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25cm" svg:height="0.25cm" svg:x="9.7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cm" svg:height="0.25cm" svg:x="11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cm" svg:height="0.25cm" svg:x="12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cm" svg:height="0.25cm" svg:x="12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cm" svg:y1="1.375cm" svg:x2="8.5cm" svg:y2="3.625cm" draw:start-shape="id1" draw:start-glue-point="6" draw:end-shape="id2" draw:end-glue-point="6" svg:d="m9000 1375-500 2250">
          <text:p/>
        </draw:connector>
        <draw:connector draw:style-name="gr2" draw:text-style-name="P1" draw:layer="layout" draw:type="line" svg:x1="8.625cm" svg:y1="3.75cm" svg:x2="9.875cm" svg:y2="4.25cm" draw:start-shape="id2" draw:start-glue-point="8" draw:end-shape="id3" draw:end-glue-point="8" svg:d="m8625 3750 1250 500">
          <text:p/>
        </draw:connector>
        <draw:connector draw:style-name="gr2" draw:text-style-name="P1" draw:layer="layout" draw:type="line" svg:x1="9.875cm" svg:y1="4.25cm" svg:x2="11.375cm" svg:y2="4.25cm" draw:start-shape="id3" draw:start-glue-point="8" draw:end-shape="id4" draw:end-glue-point="8" svg:d="m9875 4250h1500">
          <text:p/>
        </draw:connector>
        <draw:connector draw:style-name="gr2" draw:text-style-name="P1" draw:layer="layout" draw:type="line" svg:x1="11.464cm" svg:y1="4.214cm" svg:x2="12.464cm" svg:y2="3.464cm" draw:start-shape="id4" draw:start-glue-point="9" draw:end-shape="id5" draw:end-glue-point="9" svg:d="m11464 4214 1000-750">
          <text:p/>
        </draw:connector>
        <draw:connector draw:style-name="gr2" draw:text-style-name="P1" draw:layer="layout" draw:type="line" svg:x1="12.464cm" svg:y1="3.464cm" svg:x2="13cm" svg:y2="2.125cm" draw:start-shape="id5" draw:start-glue-point="9" draw:end-shape="id6" draw:end-glue-point="10" svg:d="m12464 3464 536-1339">
          <text:p/>
        </draw:connector>
        <draw:connector draw:style-name="gr2" draw:text-style-name="P1" draw:layer="layout" draw:type="line" svg:x1="11.714cm" svg:y1="1.286cm" svg:x2="12.964cm" svg:y2="2.036cm" draw:start-shape="id7" draw:start-glue-point="11" draw:end-shape="id6" draw:end-glue-point="11" svg:d="m11714 1286 1250 750">
          <text:p/>
        </draw:connector>
        <draw:connector draw:style-name="gr2" draw:text-style-name="P1" draw:layer="layout" draw:type="line" svg:x1="10.375cm" svg:y1="0.75cm" svg:x2="11.714cm" svg:y2="1.286cm" draw:start-shape="id8" draw:start-glue-point="4" draw:end-shape="id7" draw:end-glue-point="11" svg:d="m10375 750 1339 536">
          <text:p/>
        </draw:connector>
        <draw:connector draw:style-name="gr2" draw:text-style-name="P1" draw:layer="layout" draw:type="line" svg:x1="9.036cm" svg:y1="1.286cm" svg:x2="10.375cm" svg:y2="0.75cm" draw:start-shape="id1" draw:start-glue-point="5" draw:end-shape="id8" draw:end-glue-point="4" svg:d="m9036 1286 1339-536">
          <text:p/>
        </draw:connector>
        <draw:custom-shape draw:style-name="gr3" draw:text-style-name="P1" draw:layer="layout" svg:width="6.5cm" svg:height="4.75cm" svg:x="0.2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0.976cm" svg:height="0.675cm" svg:x="2.774cm" svg:y="5.25cm">
          <draw:text-box>
            <text:p text:style-name="P2"><text:span text:style-name="T1">(a)</text:span></text:p>
          </draw:text-box>
        </draw:frame>
        <draw:frame draw:style-name="gr4" draw:text-style-name="P2" draw:layer="layout" svg:width="0.989cm" svg:height="0.675cm" svg:x="10.5cm" svg:y="5.25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4T16:05:52</meta:creation-date>
    <dc:date>2012-10-04T16:11:36</dc:date>
    <dc:creator>Darran Kartaschew</dc:creator>
    <meta:editing-duration>PT5M45S</meta:editing-duration>
    <meta:editing-cycles>1</meta:editing-cycles>
    <meta:document-statistic meta:object-count="37"/>
    <meta:generator>OpenOffice.org/3.4$Solaris_x86 OpenOffice.org_project/340m1$Build-9590</meta:generator>
  </office:meta>
</office:document-meta>
</file>